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2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cept:</text:p>
      <text:list xml:id="list4844785157616491682" text:style-name="L2">
        <text:list-item>
          <text:p text:style-name="P2">Open-source project for developing a box with a camera that is able to gather feedback in real time (thumbs up or down, numbers)</text:p>
        </text:list-item>
        <text:list-item>
          <text:p text:style-name="P2">Source code will be public</text:p>
        </text:list-item>
        <text:list-item>
          <text:p text:style-name="P2">Provide manuals for set-up of boxes</text:p>
        </text:list-item>
        <text:list-item>
          <text:p text:style-name="P2">Use cases:</text:p>
          <text:list>
            <text:list-item>
              <text:p text:style-name="P2">Getting real-time feedback with low cost, e.g. service providers (hotels, restaurants, etc.)</text:p>
            </text:list-item>
            <text:list-item>
              <text:p text:style-name="P2">Quick surveys in educational settings (classrooms, university)</text:p>
            </text:list-item>
            <text:list-item>
              <text:p text:style-name="P2">Surveying in the business world (decision making, logging of key decisions)</text:p>
            </text:list-item>
          </text:list>
        </text:list-item>
        <text:list-item>
          <text:p text:style-name="P2">Prepare DIY kits with cheap computer parts (e.g. raspberry pi, off-the-shelf camera, etc.)</text:p>
        </text:list-item>
        <text:list-item>
          <text:p text:style-name="P2">Mobile app (Android -&gt; OSX) for creating new sessions</text:p>
        </text:list-item>
        <text:list-item>
          <text:p text:style-name="P2">Session information is stored in a local sqlite database</text:p>
        </text:list-item>
        <text:list-item>
          <text:p text:style-name="P2">Export functionality to Excel (easy-to-use for non-technical users)</text:p>
        </text:list-item>
        <text:list-item>
          <text:p text:style-name="P2">Information to be captured:</text:p>
          <text:list>
            <text:list-item>
              <text:p text:style-name="P2">Person-hash (clothes, hairdo, etc.) -&gt; avoid counting the same individual multiple times</text:p>
            </text:list-item>
            <text:list-item>
              <text:p text:style-name="P2">Feedback: thumbs up/down, digit count, hand signs</text:p>
            </text:list-item>
            <text:list-item>
              <text:p text:style-name="P2">Age</text:p>
            </text:list-item>
            <text:list-item>
              <text:p text:style-name="P2">Sex</text:p>
            </text:list-item>
            <text:list-item>
              <text:p text:style-name="P2">Sentiment</text:p>
            </text:list-item>
          </text:list>
        </text:list-item>
        <text:list-item>
          <text:p text:style-name="P2">Create session reports with statistics:</text:p>
          <text:list>
            <text:list-item>
              <text:p text:style-name="P2">Session date</text:p>
            </text:list-item>
            <text:list-item>
              <text:p text:style-name="P2">Session length</text:p>
            </text:list-item>
            <text:list-item>
              <text:p text:style-name="P2">Session type (e.g. which feedback type was given)</text:p>
            </text:list-item>
            <text:list-item>
              <text:p text:style-name="P2">Age, Sex, Sentiment, etc. distributions</text:p>
            </text:list-item>
            <text:list-item>
              <text:p text:style-name="P2">Feedback distributions</text:p>
            </text:list-item>
            <text:list-item>
              <text:p text:style-name="P2">Multiple questions/assessments per session possibl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DejaVu Sans1" svg:font-family="'DejaVu Sans'" style:font-family-generic="swiss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en" fo:country="US" style:letter-kerning="true" style:font-name-asian="Noto Sans CJK SC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Noto Sans CJK SC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hilipp Regenauer</meta:initial-creator>
    <meta:creation-date>2019-12-07T10:32:50</meta:creation-date>
    <dc:date>2020-01-28T20:47:40</dc:date>
    <dc:creator>Philipp Regenauer</dc:creator>
    <meta:editing-duration>PT12M32S</meta:editing-duration>
    <meta:editing-cycles>12</meta:editing-cycles>
    <meta:generator>OpenOffice/4.1.7$Unix OpenOffice.org_project/417m1$Build-9800</meta:generator>
    <meta:document-statistic meta:table-count="0" meta:image-count="0" meta:object-count="0" meta:page-count="1" meta:paragraph-count="25" meta:word-count="185" meta:character-count="1132"/>
  </office:meta>
</office:document-meta>
</file>